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draw:fill-image-width="0cm" draw:fill-image-height="0cm" draw:auto-grow-height="true" fo:min-height="21cm"/>
    </style:style>
    <style:style style:name="pr2" style:family="presentation" style:parent-style-name="Domyślnie-notes">
      <style:graphic-properties draw:fill-color="#ffffff" fo:min-height="13.11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color="#ffffff" fo:font-size="72pt" fo:font-weight="bold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0cm" fo:margin-right="0cm" fo:text-indent="0cm"/>
      <style:text-properties fo:font-size="72pt" fo:font-weight="bold"/>
    </style:style>
    <style:style style:name="P5" style:family="paragraph">
      <style:paragraph-properties fo:margin-left="0.6cm" fo:margin-right="0cm" fo:text-indent="-0.6cm"/>
      <style:text-properties fo:font-size="20pt"/>
    </style:style>
    <style:style style:name="T1" style:family="text">
      <style:text-properties fo:color="#ffffff" fo:font-family="'Times New Roman'" style:font-family-generic="roman" style:font-pitch="variable" fo:font-size="60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9"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Śpiewajmy radośnie</text:span><text:span text:style-name="T1"><text:line-break/></text:span><text:span text:style-name="T1">naszemu Bogu,</text:span><text:span text:style-name="T1"><text:line-break/></text:span><text:span text:style-name="T1">Bo On sam jest Panem.</text:span><text:span text:style-name="T1"><text:line-break/></text:span><text:span text:style-name="T1">Sławmy Jego święte Imię,</text:span><text:span text:style-name="T1"><text:line-break/></text:span><text:span text:style-name="T1">bo On sam jest Panem.</text:span><text:span text:style-name="T1"><text:line-break/></text:span><text:span text:style-name="T1">Głośmy narodom jego dzieła,</text:span><text:span text:style-name="T1"><text:line-break/></text:span><text:span text:style-name="T1">bo On sam jest Panem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ie" presentation:presentation-page-layout-name="AL1T19">
        <draw:frame presentation:style-name="pr1" draw:text-style-name="P4" draw:layer="layout" svg:width="28cm" svg:height="21cm" svg:x="-0.001cm" svg:y="-0.002cm" presentation:class="title" presentation:user-transformed="true">
          <draw:text-box>
            <text:p text:style-name="P1"><text:span text:style-name="T1">Z dziękczynieniem</text:span><text:span text:style-name="T1"><text:line-break/></text:span><text:span text:style-name="T1">przyjdźmy </text:span><text:span text:style-name="T1">przed Jego tron,</text:span><text:span text:style-name="T1"><text:line-break/></text:span><text:span text:style-name="T1">Bo On Panem jest.</text:span><text:span text:style-name="T1"><text:line-break/></text:span><text:span text:style-name="T1">Oddajmy chwałę</text:span><text:span text:style-name="T1"><text:line-break/></text:span><text:span text:style-name="T1">Królowi nad królami,</text:span><text:span text:style-name="T1"><text:line-break/></text:span><text:span text:style-name="T1">Oddajmy cześć temu,</text:span><text:span text:style-name="T1"><text:line-break/></text:span><text:span text:style-name="T1">który wieczny jest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omyślnie" presentation:presentation-page-layout-name="AL1T19">
        <draw:frame presentation:style-name="pr1" draw:text-style-name="P4" draw:layer="layout" svg:width="28cm" svg:height="21cm" svg:x="0cm" svg:y="0cm" presentation:class="title" presentation:user-transformed="true">
          <draw:text-box>
            <text:p text:style-name="P1"><text:span text:style-name="T1">Chwałę, On Skałą jest</text:span><text:span text:style-name="T1"><text:line-break/></text:span><text:span text:style-name="T1">naszego zbawienia,</text:span><text:span text:style-name="T1"><text:line-break/></text:span><text:span text:style-name="T1">Potężny, Święty Bóg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Arial Unicode MS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omyślnie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Arial Unicode MS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omyślnie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background" style:family="presentation">
      <style:graphic-properties draw:stroke="none" draw:fill="none"/>
    </style:style>
    <style:style style:name="Domyślnie-backgroundobjects" style:family="presentation">
      <style:graphic-properties draw:shadow="hidden" draw:shadow-offset-x="0.3cm" draw:shadow-offset-y="0.3cm" draw:shadow-color="#808080"/>
    </style:style>
    <style:style style:name="Domyślnie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3</text:page-number></text:span></text:p>
        </draw:text-box>
      </draw:frame>
    </style:handout-master>
    <style:master-page style:name="Domyślnie" style:page-layout-name="PM1" draw:style-name="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6cm" svg:y="19.131cm" presentation:class="page-number">
        <draw:text-box>
          <text:p text:style-name="P2"><text:span text:style-name="T1"><text:page-number>3</text:page-number></text:span></text:p>
        </draw:text-box>
      </draw:frame>
      <presentation:notes style:page-layout-name="PM2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3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113cm" svg:height="1.484cm" svg:x="11.886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113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113cm" svg:height="1.484cm" svg:x="11.886cm" svg:y="28.215cm" presentation:class="page-number">
          <draw:text-box>
            <text:p text:style-name="P2"><text:span text:style-name="T1"><text:page-number>3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.2$Win32 OpenOffice.org_project/680m5$Build-9011</meta:generator>
    <meta:creation-date>2006-06-07T22:40:12</meta:creation-date>
    <dc:creator>Rafał Talacha</dc:creator>
    <dc:date>2009-01-27T16:39:42</dc:date>
    <dc:language>pl-PL</dc:language>
    <meta:editing-cycles>5</meta:editing-cycles>
    <meta:editing-duration>PT4M12S</meta:editing-duration>
    <meta:user-defined meta:name="Info 1"/>
    <meta:user-defined meta:name="Info 2"/>
    <meta:user-defined meta:name="Info 3"/>
    <meta:user-defined meta:name="Info 4"/>
    <meta:document-statistic meta:object-count="30"/>
  </office:meta>
</office:document-meta>
</file>